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764e" officeooo:paragraph-rsid="001f764e"/>
    </style:style>
    <style:style style:name="P2" style:family="paragraph" style:parent-style-name="Standard">
      <style:text-properties officeooo:rsid="00210059" officeooo:paragraph-rsid="00210059"/>
    </style:style>
    <style:style style:name="P3" style:family="paragraph" style:parent-style-name="Standard">
      <style:text-properties officeooo:rsid="00210059" officeooo:paragraph-rsid="00224204"/>
    </style:style>
    <style:style style:name="P4" style:family="paragraph" style:parent-style-name="Standard">
      <style:text-properties fo:font-weight="bold" officeooo:rsid="00210059" officeooo:paragraph-rsid="00210059" style:font-weight-asian="bold" style:font-weight-complex="bold"/>
    </style:style>
    <style:style style:name="P5" style:family="paragraph" style:parent-style-name="Standard">
      <style:text-properties fo:font-weight="bold" officeooo:rsid="00250fc2" officeooo:paragraph-rsid="00250fc2" style:font-weight-asian="bold" style:font-weight-complex="bold"/>
    </style:style>
    <style:style style:name="P6" style:family="paragraph" style:parent-style-name="Standard">
      <style:text-properties officeooo:rsid="00224204" officeooo:paragraph-rsid="0023694f"/>
    </style:style>
    <style:style style:name="P7" style:family="paragraph" style:parent-style-name="Standard">
      <style:text-properties officeooo:rsid="0023694f" officeooo:paragraph-rsid="0023694f"/>
    </style:style>
    <style:style style:name="P8" style:family="paragraph" style:parent-style-name="Standard">
      <style:text-properties officeooo:rsid="0023694f" officeooo:paragraph-rsid="00250fc2"/>
    </style:style>
    <style:style style:name="P9" style:family="paragraph" style:parent-style-name="Standard">
      <style:text-properties officeooo:rsid="0023694f" officeooo:paragraph-rsid="00292309"/>
    </style:style>
    <style:style style:name="P10" style:family="paragraph" style:parent-style-name="Standard">
      <style:text-properties officeooo:rsid="00250fc2" officeooo:paragraph-rsid="00250fc2"/>
    </style:style>
    <style:style style:name="P11" style:family="paragraph" style:parent-style-name="Standard">
      <style:text-properties officeooo:rsid="00250fc2" officeooo:paragraph-rsid="00265faf"/>
    </style:style>
    <style:style style:name="P12" style:family="paragraph" style:parent-style-name="Standard">
      <style:text-properties officeooo:rsid="00265faf" officeooo:paragraph-rsid="00265faf"/>
    </style:style>
    <style:style style:name="P13" style:family="paragraph" style:parent-style-name="Standard">
      <style:text-properties officeooo:rsid="00265faf" officeooo:paragraph-rsid="0027402c"/>
    </style:style>
    <style:style style:name="P14" style:family="paragraph" style:parent-style-name="Standard">
      <style:text-properties officeooo:rsid="00265faf" officeooo:paragraph-rsid="0027be61"/>
    </style:style>
    <style:style style:name="P15" style:family="paragraph" style:parent-style-name="Standard">
      <style:text-properties officeooo:rsid="0027be61" officeooo:paragraph-rsid="0027be61"/>
    </style:style>
    <style:style style:name="P16" style:family="paragraph" style:parent-style-name="Standard">
      <style:text-properties officeooo:rsid="001f764e"/>
    </style:style>
    <style:style style:name="P17" style:family="paragraph" style:parent-style-name="Standard">
      <style:text-properties officeooo:paragraph-rsid="00296825"/>
    </style:style>
    <style:style style:name="T1" style:family="text">
      <style:text-properties officeooo:rsid="0021c306"/>
    </style:style>
    <style:style style:name="T2" style:family="text">
      <style:text-properties officeooo:rsid="0023694f"/>
    </style:style>
    <style:style style:name="T3" style:family="text">
      <style:text-properties officeooo:rsid="00250fc2"/>
    </style:style>
    <style:style style:name="T4" style:family="text">
      <style:text-properties officeooo:rsid="00257db8"/>
    </style:style>
    <style:style style:name="T5" style:family="text">
      <style:text-properties fo:font-style="italic" officeooo:rsid="0027be61" style:font-style-asian="italic" style:font-style-complex="italic"/>
    </style:style>
    <style:style style:name="T6" style:family="text">
      <style:text-properties officeooo:rsid="00292309"/>
    </style:style>
    <style:style style:name="T7" style:family="text">
      <style:text-properties officeooo:rsid="002968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[INTRO] </text:p>
      <text:p text:style-name="P2">…</text:p>
      <text:p text:style-name="P2"/>
      <text:p text:style-name="P2">Before discussing the implications of quantum computers on security encryption, there are a couple basic concepts that need to be understood. <text:s/>First, one must have a basic understanding of quantum computers, and second one must understand the basic theory behind current public key encryption systems.</text:p>
      <text:p text:style-name="Standard"/>
      <text:p text:style-name="Standard"/>
      <text:p text:style-name="P4">Quantum Computers</text:p>
      <text:p text:style-name="P2"/>
      <text:p text:style-name="P2">Historically, digital computers have been based on the concept of binary logic. A bit <text:span text:style-name="T6">represents an</text:span> electrical signal that is either “high” or “low” which is translated into either a “0” or a “1.” <text:s/>This binary system, <text:span text:style-name="T1">in conjunction with logic gates,</text:span> is the basic building structure for all computers.</text:p>
      <text:p text:style-name="P2"/>
      <text:p text:style-name="P3">In computers as we know them, the value of a bit is controlled by transist<text:span text:style-name="T1">o</text:span>rs <text:span text:style-name="T1">in the form of a logic gate</text:span>. <text:s/>Since their invention in 1947, transistors have become increasingly smaller over time. <text:s/><text:span text:style-name="T1">In the 1970s a computer’s CPU had between 3,000 and 9,000 transistors in it. <text:s/>Today that number has grown to 3 to 10 billion transistors. <text:s/>(</text:span><text:a xlink:type="simple" xlink:href="https://en.wikipedia.org/wiki/Transistor_count" text:style-name="Internet_20_link" text:visited-style-name="Visited_20_Internet_20_Link"><text:span text:style-name="T1">https://en.wikipedia.org/wiki/Transistor_count</text:span></text:a><text:span text:style-name="T1">) <text:s/>The size of a transistor has shrunk to 14nm which 500 times smaller than a red blood cell (</text:span><text:a xlink:type="simple" xlink:href="https://www.youtube.com/watch?v=JhHMJCUmq28" text:style-name="Internet_20_link" text:visited-style-name="Visited_20_Internet_20_Link"><text:span text:style-name="T1">https://www.youtube.com/watch?v=JhHMJCUmq28</text:span></text:a><text:span text:style-name="T1">). <text:s/>At this size, or smaller, the transistors physically starts to act differently; they begin to follow the laws of quantum physics which governs how atoms and sub-atomic particles work together.</text:span></text:p>
      <text:p text:style-name="P3"/>
      <text:p text:style-name="P6">Quantum computers are based on using the properties of <text:span text:style-name="T1">quantum physics </text:span>to form new methods for performing binary calculations and is based on the atom being the equivalent of a transistor. <text:s/>At a high level, instead of using a transistor as a switch to allow or prevent the flow of current, a quantum computer uses the “spin” or motion of an atom to <text:span text:style-name="T2">determine the values of “0” and “1.”</text:span></text:p>
      <text:p text:style-name="P6"/>
      <text:p text:style-name="P7">The atoms used by a quantum computer are called “Qbits” and there are two properties of Qgits that allow quantum computers to out preform “traditional” computers: superposition and entanglement.</text:p>
      <text:p text:style-name="P7"/>
      <text:p text:style-name="P9">Superposition is the ability of <text:span text:style-name="T6">a </text:span>Qbit to be <text:span text:style-name="T6">in multiple states at the same time. <text:s/>Instead of</text:span> be<text:span text:style-name="T6">ing</text:span> in a single state described as “0” or “1,” <text:s/><text:span text:style-name="T6">Qbits</text:span> <text:s/><text:span text:style-name="T6">can be </text:span>in any proportion of both <text:span text:style-name="T6">states at the same time. (</text:span><text:a xlink:type="simple" xlink:href="https://www.youtube.com/watch?v=JhHMJCUmq28" text:style-name="Internet_20_link" text:visited-style-name="Visited_20_Internet_20_Link"><text:span text:style-name="T6">https://www.youtube.com/watch?v=JhHMJCUmq28</text:span></text:a><text:span text:style-name="T6">) <text:s/></text:span>Instead of having to be either “off” or “on” a Qbit can be both, or somewhere in between, at the same time.</text:p>
      <text:p text:style-name="Standard"/>
      <text:p text:style-name="P7">Entanglement is the ability to measure one Qbit and use it’s value to directly interpret the value of other Qbits around it without having to measure the surrounding Qbits.</text:p>
      <text:p text:style-name="P7"/>
      <text:p text:style-name="P7">Together these two properties greatly increase the power to <text:span text:style-name="T6">preform </text:span>comput<text:span text:style-name="T6">ation</text:span>.</text:p>
      <text:p text:style-name="P7"/>
      <text:p text:style-name="P9">Imagine a traditional 4-bit computer system. <text:s/>With 4-bits a computer <text:span text:style-name="T6">we </text:span>can have 16 states: 0000, 0001, 0010, .. 1111. <text:s/><text:span text:style-name="T3">The computer can be in any one of these 16 states at a given instant, and it can only be in one of these state at any instant. <text:s/>To “test” all 16 states, the computer would need to separately enter each of these 16 states. <text:s/>In comparison a 4-bit quantum computer can process all 16 of these states simultaneously. <text:s/>Due to superposition each of the 4 bits can be in in multiple states at any </text:span><text:soft-page-break/><text:span text:style-name="T3">instance, and due to entanglement we can sample one bit to determine the values of the other bits. <text:s/>Therefore if we look at all 4-bits at a given instant they represent all 16 options in unison. <text:s/>(</text:span><text:a xlink:type="simple" xlink:href="https://www.youtube.com/watch?v=0dXNmbiGPS4" text:style-name="Internet_20_link" text:visited-style-name="Visited_20_Internet_20_Link"><text:span text:style-name="T3">https://www.youtube.com/watch?v=0dXNmbiGPS4</text:span></text:a><text:span text:style-name="T3">). <text:s/>The results derived from a quantum computer are exponentially faster than on a traditional computer.</text:span></text:p>
      <text:p text:style-name="P8"/>
      <text:p text:style-name="P10">One last word on quantum computers… <text:s/><text:span text:style-name="T6">I</text:span>n order for them to operate the atoms used for computation must be highly controlled and slowed down. <text:s/>To do this temperatures need to be near absolute zero. <text:s/>It’s unlikely that a quantum computer will replace <text:span text:style-name="T6">ours</text:span> laptop<text:span text:style-name="T6">s</text:span>, but for high-end data-intensive tasks quantum computers offer increased processing speed for database access, genetic modeling, atmospheric modeling, etc.</text:p>
      <text:p text:style-name="P10"/>
      <text:p text:style-name="P10"/>
      <text:p text:style-name="P5">Encryption System</text:p>
      <text:p text:style-name="P10"/>
      <text:p text:style-name="P11">Currently most computer encryption is handled in one of two ways: symmetric<text:span text:style-name="T4"> or asymmetric cryptography.</text:span></text:p>
      <text:p text:style-name="P11"/>
      <text:p text:style-name="P17"><text:span text:style-name="T4">Symmetric cryptography systems require two parties to share a “key” that allows messages to be encrypted and decrypted. <text:s/>This type of key is extremely safe, and Claude Shannon, a researcher at Bell Labs in New Jersey, mathematically proved that “one-time pad” ciphers are unbreakable. (</text:span>Sergienko, <text:span text:style-name="T7">p.7) <text:s/>One-time pad cyphers are symmetric encryption where the shared key is used a single time. <text:s/>While this system is very secure, issue arise with real-world difficulties of having two parties, located miles apart, agree to a set of unique one-time use keys, and transport those keys, non-electronically, to each other.</text:span></text:p>
      <text:p text:style-name="P11"/>
      <text:p text:style-name="P12">A more common system for encryption is <text:s/><text:span text:style-name="T4">asymmetric cryptography. <text:s/>In this system users generate public and private keys. <text:s/>The public keys are used to encrypt messages sent to a a user, and the private key is used for decryption. <text:s/>RSA, El Gamal, and Elliptical Curve encryption algorithms are all types of asymmetric encryption. <text:s/>Asymmetric system are common because they provide for an easy method for parties that have not met to exchange data.</text:span></text:p>
      <text:p text:style-name="P12"/>
      <text:p text:style-name="P13"><text:span text:style-name="T4">Asymmetric encryption systems rely on a simple premise: <text:s/>the solution to a problem needs to be computationally difficult. <text:s/>For instance RSA encryption relies on the factoring of a number.</text:span></text:p>
      <text:p text:style-name="P13"/>
      <text:p text:style-name="P14"><text:tab/><text:span text:style-name="T5">private key = ( prime number x ) * ( prime number y )</text:span></text:p>
      <text:p text:style-name="P12"/>
      <text:p text:style-name="P15">While the math looks easy, when considering large numbers, the amount of time needed to solve this problem <text:span text:style-name="T7">(given a private key)</text:span> is high. <text:s/>As processing speed has increased the amount of time required to solve the factoring problem has decreased. <text:s/>To offset this, the size of the number/key used for RSA encryption has increased.</text:p>
      <text:p text:style-name="P15"/>
      <text:p text:style-name="P15">With traditional computers it’s possible to continue increasing the size of the keys used to prolong the life of current <text:s/><text:span text:style-name="T4">asymmetric cryptograph</text:span>ic systems, with the advent of quantum computers with their ability to solve computationally difficult questions, the security provided by current algorithms will quickly be defeated. <text:s/>We will talk about what methods and algorithms are being investigated to solve th<text:span text:style-name="T7">e</text:span> problem <text:span text:style-name="T7">of exchanging keys and encryption after the advent of quantum computers</text:span>.</text:p>
      <text:p text:style-name="P15"/>
      <text:p text:style-name="P15"/>
      <text:p text:style-name="P15">[main body]</text:p>
      <text:p text:style-name="P7"><text:soft-page-break/>...</text:p>
      <text:p text:style-name="P7"/>
      <text:p text:style-name="P1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00:17.474522172</meta:creation-date>
    <dc:date>2017-03-04T13:46:33.625772946</dc:date>
    <meta:editing-duration>PT38M5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3" meta:paragraph-count="23" meta:word-count="981" meta:character-count="6065" meta:non-whitespace-character-count="5067"/>
  </office:meta>
</office:document-meta>
</file>